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5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74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etreat desire</text:p>
          </table:table-cell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20" table:number-columns-repeated="6"/>
          <table:table-cell table:style-name="ce15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20" table:number-columns-repeated="6"/>
          <table:table-cell table:style-name="ce15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56:08.140225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30T21:45:33.506781168</dc:date>
    <meta:editing-duration>P1DT8H52M8S</meta:editing-duration>
    <meta:editing-cycles>1520</meta:editing-cycles>
    <meta:document-statistic meta:table-count="9" meta:cell-count="2350" meta:object-count="0"/>
  </office:meta>
</office:document-meta>
</file>